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4.16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 style:data-style-name="N109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sweets (re)" style:apply-style-name="Default" style:base-cell-address="'07'.F8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7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6"/>
        <table:table-column table:style-name="co3" table:number-columns-repeated="1018" table:default-cell-style-name="ce6"/>
        <table:table-row table:style-name="ro1">
          <table:table-cell table:style-name="ce1" office:value-type="float" office:value="7">
            <text:p>7</text:p>
          </table:table-cell>
          <table:table-cell table:number-columns-repeated="4" table:style-name="ce1" office:value-type="string">
            <text:p> </text:p>
          </table:table-cell>
          <table:table-cell table:style-name="ce4" office:value-type="float" office:value="1.08">
            <text:p>1.08</text:p>
          </table:table-cell>
          <table:table-cell table:number-columns-repeated="2" table:style-name="ce4" office:value-type="string">
            <text:p> </text:p>
          </table:table-cell>
          <table:table-cell table:style-name="ce4" office:value-type="float" office:value="5659">
            <text:p>5659</text:p>
          </table:table-cell>
          <table:table-cell table:number-columns-repeated="2" table:style-name="ce4" office:value-type="string">
            <text:p> </text:p>
          </table:table-cell>
          <table:table-cell table:number-columns-repeated="3" table:style-name="ce4" office:value-type="string">
            <text:p>#REF!</text:p>
          </table:table-cell>
          <table:table-cell table:style-name="ce4" office:value-type="string">
            <text:p>*</text:p>
          </table:table-cell>
          <table:table-cell table:style-name="ce7" office:value-type="string">
            <text:p><text:a xlink:href="https://docs.zoho.com/sheet/open/6jtof20843784f2cf46dc90b47ad0ebfdab6c/sheets/records_04%2005/ranges/D4">https://docs.zoho.com/sheet/open/6jtof20843784f2cf46dc90b47ad0ebfdab6c/sheets/records_04%2005/ranges/D4</text:a></text:p>
          </table:table-cell>
          <table:table-cell table:number-columns-repeated="1008"/>
        </table:table-row>
        <table:table-row table:style-name="ro1">
          <table:table-cell table:number-columns-repeated="5" table:style-name="ce1" office:value-type="string">
            <text:p> </text:p>
          </table:table-cell>
          <table:table-cell table:style-name="ce4" office:value-type="string">
            <text:p>item</text:p>
          </table:table-cell>
          <table:table-cell table:style-name="ce4" office:value-type="string">
            <text:p>@price</text:p>
          </table:table-cell>
          <table:table-cell table:style-name="ce4" office:value-type="string">
            <text:p>pcs</text:p>
          </table:table-cell>
          <table:table-cell table:style-name="ce4" office:value-type="string">
            <text:p>払い戻し</text:p>
          </table:table-cell>
          <table:table-cell table:style-name="ce4" office:value-type="string">
            <text:p>メモ</text:p>
          </table:table-cell>
          <table:table-cell table:style-name="ce4" office:value-type="string">
            <text:p>@</text:p>
          </table:table-cell>
          <table:table-cell table:style-name="ce4" office:value-type="string">
            <text:p>収入</text:p>
          </table:table-cell>
          <table:table-cell table:style-name="ce4" office:value-type="string">
            <text:p>支出</text:p>
          </table:table-cell>
          <table:table-cell table:style-name="ce4" office:value-type="string">
            <text:p>残高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3]=&quot;&quot;;&quot;&quot;;CONCATENATE(&quot;2019&quot;;&quot;/&quot;;[.$A$1];&quot;/&quot;;[.E3]))" office:value-type="string" office:string-value="2019/7/2">
            <text:p>2019/7/2</text:p>
          </table:table-cell>
          <table:table-cell table:style-name="ce1" office:value-type="string">
            <text:p>Tu</text:p>
          </table:table-cell>
          <table:table-cell table:style-name="ce1" office:value-type="float" office:value="2">
            <text:p>2</text:p>
          </table:table-cell>
          <table:table-cell table:style-name="ce5" office:value-type="string">
            <text:p>reserve disaster (re)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22">
            <text:p>622</text:p>
          </table:table-cell>
          <table:table-cell table:style-name="ce4" office:value-type="string">
            <text:p>カセットガス</text:p>
          </table:table-cell>
          <table:table-cell table:style-name="ce4" office:value-type="string">
            <text:p>create</text:p>
          </table:table-cell>
          <table:table-cell table:number-columns-repeated="3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4]=&quot;&quot;;&quot;&quot;;CONCATENATE(&quot;2019&quot;;&quot;/&quot;;[.$A$1];&quot;/&quot;;[.E4]))" office:value-type="string" office:string-value="2019/7/2">
            <text:p>2019/7/2</text:p>
          </table:table-cell>
          <table:table-cell table:style-name="ce1" office:value-type="string">
            <text:p>Tu</text:p>
          </table:table-cell>
          <table:table-cell table:style-name="ce1" office:value-type="float" office:value="2">
            <text:p>2</text:p>
          </table:table-cell>
          <table:table-cell table:style-name="ce5" office:value-type="string">
            <text:p>reserve disaster (re)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10">
            <text:p>410</text:p>
          </table:table-cell>
          <table:table-cell table:style-name="ce4" office:value-type="string">
            <text:p>耐油手袋</text:p>
          </table:table-cell>
          <table:table-cell table:style-name="ce4" office:value-type="string">
            <text:p>create</text:p>
          </table:table-cell>
          <table:table-cell table:number-columns-repeated="3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5]=&quot;&quot;;&quot;&quot;;CONCATENATE(&quot;2019&quot;;&quot;/&quot;;[.$A$1];&quot;/&quot;;[.E5]))" office:value-type="string" office:string-value="2019/7/5">
            <text:p>2019/7/5</text:p>
          </table:table-cell>
          <table:table-cell table:style-name="ce1" office:value-type="string">
            <text:p>F</text:p>
          </table:table-cell>
          <table:table-cell table:style-name="ce1" office:value-type="float" office:value="5">
            <text:p>5</text:p>
          </table:table-cell>
          <table:table-cell table:style-name="ce5" office:value-type="string">
            <text:p>supplies (re)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string">
            <text:p>唐辛子</text:p>
          </table:table-cell>
          <table:table-cell table:style-name="ce4" office:value-type="string">
            <text:p>cando</text:p>
          </table:table-cell>
          <table:table-cell table:number-columns-repeated="3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6]=&quot;&quot;;&quot;&quot;;CONCATENATE(&quot;2019&quot;;&quot;/&quot;;[.$A$1];&quot;/&quot;;[.E6]))" office:value-type="string" office:string-value="2019/7/8">
            <text:p>2019/7/8</text:p>
          </table:table-cell>
          <table:table-cell table:style-name="ce1" office:value-type="string">
            <text:p>M</text:p>
          </table:table-cell>
          <table:table-cell table:style-name="ce1" office:value-type="float" office:value="8">
            <text:p>8</text:p>
          </table:table-cell>
          <table:table-cell table:style-name="ce5" office:value-type="string">
            <text:p>supplies (re)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24">
            <text:p>324</text:p>
          </table:table-cell>
          <table:table-cell table:style-name="ce4" office:value-type="string">
            <text:p>サンダル；ドリンクボトル；コピー用紙</text:p>
          </table:table-cell>
          <table:table-cell table:style-name="ce4" office:value-type="string">
            <text:p>cando</text:p>
          </table:table-cell>
          <table:table-cell table:number-columns-repeated="3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7]=&quot;&quot;;&quot;&quot;;CONCATENATE(&quot;2019&quot;;&quot;/&quot;;[.$A$1];&quot;/&quot;;[.E7]))" office:value-type="string" office:string-value="2019/7/5">
            <text:p>2019/7/5</text:p>
          </table:table-cell>
          <table:table-cell table:style-name="ce1" office:value-type="string">
            <text:p>F</text:p>
          </table:table-cell>
          <table:table-cell table:style-name="ce1" office:value-type="float" office:value="5">
            <text:p>5</text:p>
          </table:table-cell>
          <table:table-cell table:style-name="ce5" office:value-type="string">
            <text:p>sweets (re)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24">
            <text:p>324</text:p>
          </table:table-cell>
          <table:table-cell table:style-name="ce4" office:value-type="string">
            <text:p>kuroame,kurobo,genkotsu</text:p>
          </table:table-cell>
          <table:table-cell table:style-name="ce4" office:value-type="string">
            <text:p>cando</text:p>
          </table:table-cell>
          <table:table-cell table:number-columns-repeated="3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4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8]=&quot;&quot;;&quot;&quot;;CONCATENATE(&quot;2019&quot;;&quot;/&quot;;[.$A$1];&quot;/&quot;;[.E8]))" office:value-type="string" office:string-value="2019/7/8">
            <text:p>2019/7/8</text:p>
          </table:table-cell>
          <table:table-cell table:style-name="ce1" office:value-type="string">
            <text:p>M</text:p>
          </table:table-cell>
          <table:table-cell table:style-name="ce1" office:value-type="float" office:value="8">
            <text:p>8</text:p>
          </table:table-cell>
          <table:table-cell table:style-name="ce5" office:value-type="string">
            <text:p>sweets (re)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24">
            <text:p>324</text:p>
          </table:table-cell>
          <table:table-cell table:style-name="ce4" office:value-type="string">
            <text:p>kuroame,kurobo,genkotsu</text:p>
          </table:table-cell>
          <table:table-cell table:style-name="ce4" office:value-type="string">
            <text:p>cando</text:p>
          </table:table-cell>
          <table:table-cell table:number-columns-repeated="3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9]=&quot;&quot;;&quot;&quot;;CONCATENATE(&quot;2019&quot;;&quot;/&quot;;[.$A$1];&quot;/&quot;;[.E9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10]=&quot;&quot;;&quot;&quot;;CONCATENATE(&quot;2019&quot;;&quot;/&quot;;[.$A$1];&quot;/&quot;;[.E10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11]=&quot;&quot;;&quot;&quot;;CONCATENATE(&quot;2019&quot;;&quot;/&quot;;[.$A$1];&quot;/&quot;;[.E11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12]=&quot;&quot;;&quot;&quot;;CONCATENATE(&quot;2019&quot;;&quot;/&quot;;[.$A$1];&quot;/&quot;;[.E12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13]=&quot;&quot;;&quot;&quot;;CONCATENATE(&quot;2019&quot;;&quot;/&quot;;[.$A$1];&quot;/&quot;;[.E13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14]=&quot;&quot;;&quot;&quot;;CONCATENATE(&quot;2019&quot;;&quot;/&quot;;[.$A$1];&quot;/&quot;;[.E14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15]=&quot;&quot;;&quot;&quot;;CONCATENATE(&quot;2019&quot;;&quot;/&quot;;[.$A$1];&quot;/&quot;;[.E15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16]=&quot;&quot;;&quot;&quot;;CONCATENATE(&quot;2019&quot;;&quot;/&quot;;[.$A$1];&quot;/&quot;;[.E16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17]=&quot;&quot;;&quot;&quot;;CONCATENATE(&quot;2019&quot;;&quot;/&quot;;[.$A$1];&quot;/&quot;;[.E17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18]=&quot;&quot;;&quot;&quot;;CONCATENATE(&quot;2019&quot;;&quot;/&quot;;[.$A$1];&quot;/&quot;;[.E18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19]=&quot;&quot;;&quot;&quot;;CONCATENATE(&quot;2019&quot;;&quot;/&quot;;[.$A$1];&quot;/&quot;;[.E19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20]=&quot;&quot;;&quot;&quot;;CONCATENATE(&quot;2019&quot;;&quot;/&quot;;[.$A$1];&quot;/&quot;;[.E20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21]=&quot;&quot;;&quot;&quot;;CONCATENATE(&quot;2019&quot;;&quot;/&quot;;[.$A$1];&quot;/&quot;;[.E21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22]=&quot;&quot;;&quot;&quot;;CONCATENATE(&quot;2019&quot;;&quot;/&quot;;[.$A$1];&quot;/&quot;;[.E22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23]=&quot;&quot;;&quot;&quot;;CONCATENATE(&quot;2019&quot;;&quot;/&quot;;[.$A$1];&quot;/&quot;;[.E23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24]=&quot;&quot;;&quot;&quot;;CONCATENATE(&quot;2019&quot;;&quot;/&quot;;[.$A$1];&quot;/&quot;;[.E24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25]=&quot;&quot;;&quot;&quot;;CONCATENATE(&quot;2019&quot;;&quot;/&quot;;[.$A$1];&quot;/&quot;;[.E25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26]=&quot;&quot;;&quot;&quot;;CONCATENATE(&quot;2019&quot;;&quot;/&quot;;[.$A$1];&quot;/&quot;;[.E26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 </text:p>
          </table:table-cell>
          <table:table-cell table:style-name="ce1" table:formula="of:=[.$A$1]" office:value-type="float" office:value="7">
            <text:p>7</text:p>
          </table:table-cell>
          <table:table-cell table:style-name="ce3" table:formula="of:=IF([.E27]=&quot;&quot;;&quot;&quot;;CONCATENATE(&quot;2019&quot;;&quot;/&quot;;[.$A$1];&quot;/&quot;;[.E27]))">
            <text:p/>
          </table:table-cell>
          <table:table-cell table:style-name="ce1"/>
          <table:table-cell table:style-name="ce1"/>
          <table:table-cell table:style-name="ce4" table:number-columns-repeated="3"/>
          <table:table-cell table:style-name="ce4" office:value-type="float" office:value="0">
            <text:p>0</text:p>
          </table:table-cell>
          <table:table-cell table:number-columns-repeated="5" table:style-name="ce4" office:value-type="string">
            <text:p> </text:p>
          </table:table-cell>
          <table:table-cell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>
          <table:table-cell table:number-columns-repeated="5" table:style-name="ce1" office:value-type="string">
            <text:p>*</text:p>
          </table:table-cell>
          <table:table-cell table:number-columns-repeated="10" table:style-name="ce4" office:value-type="string">
            <text:p>*</text:p>
          </table:table-cell>
          <table:table-cell table:style-name="ce7" office:value-type="string">
            <text:p> </text:p>
          </table:table-cell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 table:print="false">
        <table:table-column table:style-name="co3" table:number-columns-repeated="1024" table:default-cell-style-name="ce6"/>
        <table:table-row table:style-name="ro5">
          <table:table-cell table:style-name="ce4" office:value-type="string">
            <text:p>names_of_weekdays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Sn</text:p>
          </table:table-cell>
          <table:table-cell table:number-columns-repeated="102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M</text:p>
          </table:table-cell>
          <table:table-cell table:number-columns-repeated="102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Tu</text:p>
          </table:table-cell>
          <table:table-cell table:number-columns-repeated="102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W</text:p>
          </table:table-cell>
          <table:table-cell table:number-columns-repeated="102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Th</text:p>
          </table:table-cell>
          <table:table-cell table:number-columns-repeated="102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F</text:p>
          </table:table-cell>
          <table:table-cell table:number-columns-repeated="102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Sa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ate" table:style-name="ta1" table:print="false">
        <table:table-column table:style-name="co3" table:number-columns-repeated="2" table:default-cell-style-name="ce10"/>
        <table:table-column table:style-name="co3" table:number-columns-repeated="4" table:default-cell-style-name="ce9"/>
        <table:table-column table:style-name="co3" table:default-cell-style-name="ce11"/>
        <table:table-column table:style-name="co3" table:default-cell-style-name="ce9"/>
        <table:table-column table:style-name="co3" table:default-cell-style-name="ce10"/>
        <table:table-column table:style-name="co3" table:default-cell-style-name="ce9"/>
        <table:table-row table:style-name="ro6">
          <table:table-cell table:style-name="ce9" table:number-columns-repeated="2"/>
          <table:table-cell/>
          <table:table-cell table:style-name="ce10" office:value-type="string">
            <text:p>JPY</text:p>
          </table:table-cell>
          <table:table-cell table:number-columns-repeated="2"/>
          <table:table-cell table:style-name="ce10" office:value-type="string">
            <text:p>registered</text:p>
          </table:table-cell>
          <table:table-cell table:style-name="ce10" office:value-type="string">
            <text:p>Period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thunderbird</text:p>
          </table:table-cell>
          <table:table-cell table:style-name="ce10" office:value-type="string">
            <text:p><text:a xlink:href="https://donate.mozilla.org/thunderbird/?utm_source=start_page_tb_release&amp;utm_medium=referral&amp;utm_content=heading">https://donate.mozilla.org/thunderbird/?utm_source=start_page_tb_release&amp;utm_medium=referral&amp;utm_content=heading</text:a></text:p>
          </table:table-cell>
          <table:table-cell table:style-name="ce10" office:value-type="float" office:value="500">
            <text:p>500</text:p>
          </table:table-cell>
          <table:table-cell table:number-columns-repeated="2"/>
          <table:table-cell office:value-type="date" office:date-value="2018-12-01">
            <text:p>12月1日</text:p>
          </table:table-cell>
          <table:table-cell table:style-name="ce10" office:value-type="string">
            <text:p>1y1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pydev</text:p>
          </table:table-cell>
          <table:table-cell table:number-columns-repeated="4"/>
          <table:table-cell office:value-type="date" office:date-value="2018-12-05">
            <text:p>12月5日</text:p>
          </table:table-cell>
          <table:table-cell/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iwj</text:p>
          </table:table-cell>
          <table:table-cell table:number-columns-repeated="4"/>
          <table:table-cell office:value-type="date" office:date-value="2018-12-09">
            <text:p>12月9日</text:p>
          </table:table-cell>
          <table:table-cell/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ゲンダイ</text:p>
          </table:table-cell>
          <table:table-cell table:number-columns-repeated="4"/>
          <table:table-cell office:value-type="date" office:date-value="2018-12-09">
            <text:p>12月9日</text:p>
          </table:table-cell>
          <table:table-cell/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the Real News</text:p>
          </table:table-cell>
          <table:table-cell table:number-columns-repeated="4"/>
          <table:table-cell office:value-type="date" office:date-value="2018-12-25">
            <text:p>12月25日</text:p>
          </table:table-cell>
          <table:table-cell/>
          <table:table-cell office:value-type="string">
            <text:p>*</text:p>
          </table:table-cell>
          <table:table-cell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Public Defense Fund</text:p>
          </table:table-cell>
          <table:table-cell table:style-name="ce10" office:value-type="string">
            <text:p>https://www.gofundme.com/julian-assange-and-wikileaks-public-defence-fund/donate</text:p>
            <text:p>https://defend.wikileaks.org/take-action/</text:p>
          </table:table-cell>
          <table:table-cell/>
          <table:table-cell table:style-name="ce10" office:value-type="string">
            <text:p>first name=Ken</text:p>
            <text:p>last name=Iwabuchi</text:p>
            <text:p>email=iwabuchi.k.2010@gmail.com</text:p>
          </table:table-cell>
          <table:table-cell/>
          <table:table-cell office:value-type="date" office:date-value="2019-01-24">
            <text:p>1月24日</text:p>
          </table:table-cell>
          <table:table-cell table:style-name="ce10" office:value-type="float" office:value="1">
            <text:p>1</text:p>
          </table:table-cell>
          <table:table-cell office:value-type="string">
            <text:p>*</text:p>
          </table:table-cell>
          <table:table-cell table:style-name="ce10" office:value-type="string">
            <text:p>2019/03/07</text:p>
            <text:p>jpy.1,000</text:p>
          </table:table-cell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Jimmy Dore Show</text:p>
          </table:table-cell>
          <table:table-cell/>
          <table:table-cell table:style-name="ce10" office:value-type="float" office:value="500">
            <text:p>500</text:p>
          </table:table-cell>
          <table:table-cell table:number-columns-repeated="2"/>
          <table:table-cell office:value-type="date" office:date-value="2019-02-14">
            <text:p>2月14日</text:p>
          </table:table-cell>
          <table:table-cell table:style-name="ce10" office:value-type="string">
            <text:p>1m1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vlc player</text:p>
          </table:table-cell>
          <table:table-cell table:style-name="ce10" office:value-type="string">
            <text:p><text:a xlink:href="https://get.videolan.org/vlc/3.0.6/win32/vlc-3.0.6-win32.exe">https://get.videolan.org/vlc/3.0.6/win32/vlc-3.0.6-win32.exe</text:a></text:p>
          </table:table-cell>
          <table:table-cell table:number-columns-repeated="3"/>
          <table:table-cell office:value-type="date" office:date-value="2019-02-14">
            <text:p>2月14日</text:p>
          </table:table-cell>
          <table:table-cell/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日本共産党</text:p>
          </table:table-cell>
          <table:table-cell/>
          <table:table-cell table:style-name="ce10" office:value-type="float" office:value="2000">
            <text:p>2000</text:p>
          </table:table-cell>
          <table:table-cell table:number-columns-repeated="2"/>
          <table:table-cell office:value-type="date" office:date-value="2019-03-08">
            <text:p>3月8日</text:p>
          </table:table-cell>
          <table:table-cell/>
          <table:table-cell office:value-type="string">
            <text:p>*</text:p>
          </table:table-cell>
          <table:table-cell table:style-name="ce10" office:value-type="string">
            <text:p>2019/03/08</text:p>
            <text:p>jpy.2,000</text:p>
          </table:table-cell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govtrack.us</text:p>
          </table:table-cell>
          <table:table-cell table:style-name="ce10" office:value-type="string">
            <text:p><text:a xlink:href="https://www.govtrack.us/accounts/membership">https://www.govtrack.us/accounts/membership</text:a></text:p>
          </table:table-cell>
          <table:table-cell table:number-columns-repeated="3"/>
          <table:table-cell office:value-type="date" office:date-value="2019-03-10">
            <text:p>3月10日</text:p>
          </table:table-cell>
          <table:table-cell/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MintPress News</text:p>
          </table:table-cell>
          <table:table-cell table:style-name="ce10" office:value-type="string">
            <text:p><text:a xlink:href="https://www.mintpressnews.com/whistleblower-chelsea-manning-stands-press-freedom-gets-jailed-us-govt/256138/">https://www.mintpressnews.com/whistleblower-chelsea-manning-stands-press-freedom-gets-jailed-us-govt/256138/</text:a></text:p>
          </table:table-cell>
          <table:table-cell table:style-name="ce10" office:value-type="float" office:value="1000">
            <text:p>1000</text:p>
          </table:table-cell>
          <table:table-cell table:style-name="ce10" office:value-type="string">
            <text:p><text:a xlink:href="https://www.gofundme.com/fighting-social-media-censorship">https://www.gofundme.com/fighting-social-media-censorship</text:a></text:p>
          </table:table-cell>
          <table:table-cell/>
          <table:table-cell office:value-type="date" office:date-value="2019-03-16">
            <text:p>3月16日</text:p>
          </table:table-cell>
          <table:table-cell/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online-convert</text:p>
          </table:table-cell>
          <table:table-cell table:style-name="ce10" office:value-type="string">
            <text:p><text:a xlink:href="https://www.online-convert.com/">https://www.online-convert.com/</text:a></text:p>
          </table:table-cell>
          <table:table-cell table:style-name="ce10" office:value-type="string">
            <text:p>3 (usd)</text:p>
          </table:table-cell>
          <table:table-cell table:number-columns-repeated="2"/>
          <table:table-cell office:value-type="date" office:date-value="2019-05-05">
            <text:p>5月5日</text:p>
          </table:table-cell>
          <table:table-cell/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truthdig</text:p>
          </table:table-cell>
          <table:table-cell table:style-name="ce10" office:value-type="string">
            <text:p><text:a xlink:href="https://salsa.wiredforchange.com/o/5225/p/salsa/donation/common/public/?amount=250&amp;donate_page_KEY=12202">https://salsa.wiredforchange.com/o/5225/p/salsa/donation/common/public/?amount=250&amp;donate_page_KEY=12202</text:a></text:p>
          </table:table-cell>
          <table:table-cell table:style-name="ce10" office:value-type="string">
            <text:p>25 usd</text:p>
          </table:table-cell>
          <table:table-cell table:number-columns-repeated="2"/>
          <table:table-cell office:value-type="date" office:date-value="2019-06-28">
            <text:p>6月28日</text:p>
          </table:table-cell>
          <table:table-cell table:style-name="ce10" office:value-type="string">
            <text:p>1y1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table:style-name="ce9" table:number-columns-repeated="2"/>
          <table:table-cell table:number-columns-repeated="4"/>
          <table:table-cell table:style-name="ce9"/>
          <table:table-cell/>
          <table:table-cell office:value-type="string">
            <text:p>*</text:p>
          </table:table-cell>
          <table:table-cell/>
        </table:table-row>
        <table:table-row table:style-name="ro6">
          <table:table-cell table:style-name="ce9" table:number-columns-repeated="2"/>
          <table:table-cell table:number-columns-repeated="4"/>
          <table:table-cell table:style-name="ce9"/>
          <table:table-cell/>
          <table:table-cell office:value-type="string">
            <text:p>*</text:p>
          </table:table-cell>
          <table:table-cell/>
        </table:table-row>
        <table:table-row table:style-name="ro6">
          <table:table-cell table:style-name="ce9" table:number-columns-repeated="2"/>
          <table:table-cell table:number-columns-repeated="4"/>
          <table:table-cell table:style-name="ce9"/>
          <table:table-cell/>
          <table:table-cell office:value-type="string">
            <text:p>*</text:p>
          </table:table-cell>
          <table:table-cell/>
        </table:table-row>
        <table:table-row table:style-name="ro6">
          <table:table-cell table:number-columns-repeated="2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office:value-type="date" office:date-value="2019-08-14">
            <text:p>8月14日</text:p>
          </table:table-cell>
          <table:table-cell table:style-name="ce10" office:value-type="string">
            <text:p>*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string">
            <text:p>credit charge</text:p>
          </table:table-cell>
          <table:table-cell office:value-type="string">
            <text:p><text:a xlink:href="https://creditcard-ninki.com/creditcard-tesuryo">https://creditcard-ninki.com/creditcard-tesuryo</text:a></text:p>
          </table:table-cell>
          <table:table-cell table:number-columns-repeated="4"/>
          <table:table-cell office:value-type="date" office:date-value="2019-06-28">
            <text:p>6月28日</text:p>
          </table:table-cell>
          <table:table-cell/>
          <table:table-cell table:style-name="ce9"/>
          <table:table-cell/>
        </table:table-row>
        <table:table-row table:style-name="ro6">
          <table:table-cell table:style-name="ce11" office:value-type="date" office:date-value="2019-03-08">
            <text:p>3月8日</text:p>
          </table:table-cell>
          <table:table-cell table:style-name="ce9"/>
          <table:table-cell table:number-columns-repeated="4"/>
          <table:table-cell table:style-name="ce9"/>
          <table:table-cell/>
          <table:table-cell table:style-name="ce9"/>
          <table:table-cell/>
        </table:table-row>
      </table:table>
      <table:database-ranges>
        <table:database-range table:name="names_of_weekdays" table:target-range-address="data.A2:data.B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458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2019/08/14</text:date>, <text:time>09:22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4T08:07:49.57</meta:creation-date>
    <dc:date>2019-08-14T09:22:32.83</dc:date>
    <dc:creator>iwabuchi ken</dc:creator>
    <meta:editing-duration>PT1H9M44S</meta:editing-duration>
    <meta:editing-cycles>2</meta:editing-cycles>
    <meta:generator>OpenOffice/4.1.3$Win32 OpenOffice.org_project/413m1$Build-9783</meta:generator>
    <meta:document-statistic meta:table-count="3" meta:cell-count="480" meta:object-count="0"/>
  </office:meta>
</office:document-meta>
</file>